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 style:list-style-name="L1">
      <style:text-properties fo:language="fr" fo:country="FR"/>
    </style:style>
    <style:style style:name="P3" style:family="paragraph" style:parent-style-name="Standard">
      <style:text-properties fo:font-size="16pt" fo:language="fr" fo:country="F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lendrier :</text:p>
      <text:p text:style-name="P1"/>
      <text:p text:style-name="P1">Equipe : 4 personnes</text:p>
      <text:p text:style-name="P1">Taux horraire/personnes : 180 heures</text:p>
      <text:p text:style-name="P1"/>
      <text:list xml:id="list993452525" text:style-name="L1">
        <text:list-item>
          <text:p text:style-name="P2">Tests API Robocode 10 heures</text:p>
        </text:list-item>
        <text:list-item>
          <text:p text:style-name="P2">Tests frameworks IA 10 heures</text:p>
        </text:list-item>
        <text:list-item>
          <text:p text:style-name="P2">Modélisation 30 heures</text:p>
        </text:list-item>
        <text:list-item>
          <text:p text:style-name="P2">Implementations des frameworks et des stratégies 45 heures</text:p>
        </text:list-item>
        <text:list-item>
          <text:p text:style-name="P2">Tests et optimisations des stratégies 50 heures</text:p>
        </text:list-item>
        <text:list-item>
          <text:p text:style-name="P2">Debugging 5 heures</text:p>
        </text:list-item>
        <text:list-item>
          <text:p text:style-name="P2">Test implementation et test des deux stratégies en un seul robot <text:s/>15 heures</text:p>
        </text:list-item>
        <text:list-item>
          <text:p text:style-name="P2">Redaction rapport et préparation de la soutenance 15 heur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velli Hugo</meta:initial-creator>
    <meta:creation-date>2013-01-16T17:08:34</meta:creation-date>
    <dc:date>2013-01-16T17:26:58</dc:date>
    <dc:creator>Rovelli Hugo</dc:creator>
    <meta:editing-duration>PT14M50S</meta:editing-duration>
    <meta:editing-cycles>11</meta:editing-cycles>
    <meta:generator>LibreOffice/3.5$Linux_x86 LibreOffice_project/350m1$Build-2</meta:generator>
    <meta:document-statistic meta:table-count="0" meta:image-count="0" meta:object-count="0" meta:page-count="1" meta:paragraph-count="11" meta:word-count="72" meta:character-count="412" meta:non-whitespace-character-count="358"/>
  </office:meta>
</office:document-meta>
</file>